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3dd5" officeooo:paragraph-rsid="000d3dd5"/>
    </style:style>
    <style:style style:name="P2" style:family="paragraph" style:parent-style-name="Standard">
      <style:text-properties fo:font-size="12pt" fo:font-weight="normal" officeooo:rsid="000d3dd5" officeooo:paragraph-rsid="000d3dd5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bold" officeooo:rsid="000d3dd5" officeooo:paragraph-rsid="000d3dd5" style:font-size-asian="10.5pt" style:font-weight-asian="bold" style:font-size-complex="12pt" style:font-weight-complex="bold"/>
    </style:style>
    <style:style style:name="P4" style:family="paragraph" style:parent-style-name="Standard">
      <style:text-properties fo:font-size="12pt" fo:font-weight="bold" officeooo:rsid="000e0137" officeooo:paragraph-rsid="000e0137" style:font-size-asian="10.5pt" style:font-weight-asian="bold" style:font-size-complex="12pt" style:font-weight-complex="bold"/>
    </style:style>
    <style:style style:name="P5" style:family="paragraph" style:parent-style-name="Standard">
      <style:text-properties fo:font-size="12pt" fo:font-weight="bold" officeooo:rsid="000f6ffd" officeooo:paragraph-rsid="000f6ffd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9pt" fo:font-weight="bold" officeooo:rsid="000d3dd5" officeooo:paragraph-rsid="000d3dd5" style:font-size-asian="19pt" style:font-weight-asian="bold" style:font-size-complex="19pt" style:font-weight-complex="bold"/>
    </style:style>
    <style:style style:name="P7" style:family="paragraph" style:parent-style-name="Standard">
      <style:text-properties fo:font-size="10pt" fo:font-weight="bold" officeooo:rsid="000f6ffd" officeooo:paragraph-rsid="001301de" style:font-size-asian="10pt" style:font-weight-asian="bold" style:font-size-complex="10pt" style:font-weight-complex="bold"/>
    </style:style>
    <style:style style:name="P8" style:family="paragraph" style:parent-style-name="Standard">
      <style:text-properties fo:font-size="10pt" fo:font-weight="bold" officeooo:rsid="00116afe" officeooo:paragraph-rsid="00116afe" style:font-size-asian="10pt" style:font-weight-asian="bold" style:font-size-complex="10pt" style:font-weight-complex="bold"/>
    </style:style>
    <style:style style:name="P9" style:family="paragraph" style:parent-style-name="Standard">
      <style:text-properties fo:font-size="10pt" fo:font-weight="bold" officeooo:rsid="001301de" officeooo:paragraph-rsid="001301de" style:font-size-asian="10pt" style:font-weight-asian="bold" style:font-size-complex="10pt" style:font-weight-complex="bold"/>
    </style:style>
    <style:style style:name="T1" style:family="text">
      <style:text-properties fo:font-size="19pt" fo:font-weight="bold" style:font-size-asian="19pt" style:font-weight-asian="bold" style:font-size-complex="19pt" style:font-weight-complex="bold"/>
    </style:style>
    <style:style style:name="T2" style:family="text">
      <style:text-properties officeooo:rsid="000f6ffd"/>
    </style:style>
    <style:style style:name="T3" style:family="text">
      <style:text-properties officeooo:rsid="001301de"/>
    </style:style>
    <style:style style:name="T4" style:family="text">
      <style:text-properties fo:background-color="#fff200" loext:char-shading-value="0"/>
    </style:style>
    <style:style style:name="T5" style:family="text">
      <style:text-properties officeooo:rsid="001301de" fo:background-color="#fff200" loext:char-shading-value="0"/>
    </style:style>
    <style:style style:name="T6" style:family="text">
      <style:text-properties officeooo:rsid="001301de" fo:background-color="#fff200" loext:char-shading-value="0"/>
    </style:style>
    <style:style style:name="T7" style:family="text">
      <style:text-properties officeooo:rsid="0014b58a" fo:background-color="#fff200" loext:char-shading-value="0"/>
    </style:style>
    <style:style style:name="T8" style:family="text">
      <style:text-properties officeooo:rsid="0014b58a" fo:background-color="#fff200" loext:char-shading-value="0"/>
    </style:style>
    <style:style style:name="T9" style:family="text">
      <style:text-properties officeooo:rsid="0014b5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span text:style-name="T1">AWS S3 CLI Installation and configuration</text:span></text:p>
      <text:p text:style-name="P1"><text:span text:style-name="T1"/></text:p>
      <text:p text:style-name="P1"><text:span text:style-name="T1">Need to install aws cli:- </text:span></text:p>
      <text:p text:style-name="P2">curl "https://awscli.amazonaws.com/awscli-exe-linux-x86_64.zip" -o "awscliv2.zip"</text:p>
      <text:p text:style-name="P2">unzip awscliv2.zip</text:p>
      <text:p text:style-name="P2">sudo ./aws/install</text:p>
      <text:p text:style-name="P2"/>
      <text:p text:style-name="P6">IAM PERMISSIONS:- </text:p>
      <text:p text:style-name="P6"/>
      <text:p text:style-name="P3"/>
      <text:p text:style-name="P6">S3 CLI CONFIGURATION:-</text:p>
      <text:p text:style-name="P3">aws –version</text:p>
      <text:p text:style-name="P3"/>
      <text:p text:style-name="P4">aws configuration <text:span text:style-name="T8">(AWS configuration using IAM)</text:span></text:p>
      <text:p text:style-name="P4">aws sts get-caller-identity <text:span text:style-name="T8">(To list IAM user)</text:span></text:p>
      <text:p text:style-name="P4">aws s3 ls <text:span text:style-name="T8">(To list buckets)</text:span></text:p>
      <text:p text:style-name="P5">aws s3 mb s3://unique-bucket-name-need-to-provide <text:span text:style-name="T8">(To create a bucket)</text:span></text:p>
      <text:p text:style-name="P5">aws s3 cp jenkins_installation_steps.txt s3://aws-cli-new-bucket-creation <text:span text:style-name="T8">(to copy from local machine to s3)</text:span></text:p>
      <text:p text:style-name="P5">aws s3 ls s3://aws-cli-new-bucket-creation</text:p>
      <text:p text:style-name="P7">aws s3 cp s3://aws-cli-new-bucket-creation/jenkins_installation_steps.txt jenkins_installation_s.txt <text:span text:style-name="T3">(</text:span><text:span text:style-name="T6">copying a object from bucket to local system) </text:span></text:p>
      <text:p text:style-name="P8">aws s3 rm <text:span text:style-name="T3"><text:s/>s3://aws-cli-new-bucket-creation/jenkins_installation_steps.txt </text:span><text:span text:style-name="T6">(to remove objects)</text:span></text:p>
      <text:p text:style-name="P9">aws s3 rm <text:s/><text:span text:style-name="T2">s3://aws-cli-new-bucket-creation </text:span><text:span text:style-name="T4">(to remove bucket)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1T11:28:36.889304902</meta:creation-date>
    <dc:date>2021-10-11T12:36:12.561863560</dc:date>
    <meta:editing-duration>PT22M45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7" meta:word-count="96" meta:character-count="883" meta:non-whitespace-character-count="796"/>
  </office:meta>
</office:document-meta>
</file>